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685*" fo:start-indent="0in" fo:end-indent="0in"/>
          <style:column style:rel-width="568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Two Out Of Three Ain t Bad </text:p>
      <text:p text:style-name="P2">Meat Loaf</text:p>
      <text:section text:style-name="Sect1" text:name="Section1">
        <text:p text:style-name="Preformatted_20_Text">A C#m D E</text:p>
        <text:p text:style-name="Preformatted_20_Text"/>
        <text:p text:style-name="Preformatted_20_Text">A <text:s text:c="19"/>C#m</text:p>
        <text:p text:style-name="Preformatted_20_Text">Baby we can talk all night</text:p>
        <text:p text:style-name="Preformatted_20_Text">D <text:s text:c="24"/>A</text:p>
        <text:p text:style-name="Preformatted_20_Text">But that ain t getting us nowhere</text:p>
        <text:p text:style-name="Preformatted_20_Text"><text:s text:c="14"/>C#m <text:s text:c="9"/>F#m</text:p>
        <text:p text:style-name="Preformatted_20_Text">I ve told you everything I possibly can</text:p>
        <text:p text:style-name="Preformatted_20_Text"><text:s text:c="8"/>D <text:s text:c="13"/>E</text:p>
        <text:p text:style-name="Preformatted_20_Text">There s nothing left inside of here</text:p>
        <text:p text:style-name="Preformatted_20_Text"/>
        <text:p text:style-name="Preformatted_20_Text"><text:s text:c="4"/>A <text:s text:c="20"/>C#m</text:p>
        <text:p text:style-name="Preformatted_20_Text">And maybe you can cry all night</text:p>
        <text:p text:style-name="Preformatted_20_Text"><text:s text:c="4"/>D <text:s text:c="23"/>A</text:p>
        <text:p text:style-name="Preformatted_20_Text">But that ll never change the way that I feel</text:p>
        <text:p text:style-name="Preformatted_20_Text"><text:s text:c="26"/>C#m <text:s text:c="2"/>F#m</text:p>
        <text:p text:style-name="Preformatted_20_Text">The snow is really piling up outside</text:p>
        <text:p text:style-name="Preformatted_20_Text"><text:s text:c="2"/>D <text:s text:c="24"/>E</text:p>
        <text:p text:style-name="Preformatted_20_Text">I wish you wouldn t make me leave here</text:p>
        <text:p text:style-name="Preformatted_20_Text"/>
        <text:p text:style-name="Preformatted_20_Text">D <text:s text:c="10"/>E <text:s text:c="7"/>A</text:p>
        <text:p text:style-name="Preformatted_20_Text">I poured it on and I poured it out</text:p>
        <text:p text:style-name="Preformatted_20_Text">D <text:s text:c="9"/>E <text:s text:c="16"/>A</text:p>
        <text:p text:style-name="Preformatted_20_Text">I tried to show you just how much I care</text:p>
        <text:p text:style-name="Preformatted_20_Text">D <text:s text:c="11"/>E <text:s text:c="16"/>A <text:s text:c="8"/>F#m</text:p>
        <text:p text:style-name="Preformatted_20_Text">I m tired of words and I m too hoarse to shout</text:p>
        <text:p text:style-name="Preformatted_20_Text"><text:s text:c="4"/>G</text:p>
        <text:p text:style-name="Preformatted_20_Text">But you ve been cold to me so long</text:p>
        <text:p text:style-name="Preformatted_20_Text"><text:s text:c="11"/>D <text:s text:c="17"/>E</text:p>
        <text:p text:style-name="Preformatted_20_Text">I m crying icicles instead of tears</text:p>
        <text:p text:style-name="Preformatted_20_Text"/>
        <text:p text:style-name="Preformatted_20_Text"><text:s text:c="4"/>D <text:s text:c="8"/>E <text:s text:c="4"/>D <text:s text:c="6"/>E</text:p>
        <text:p text:style-name="Preformatted_20_Text">And all I can do is keep on telling you</text:p>
        <text:p text:style-name="Preformatted_20_Text"><text:s text:c="2"/>A </text:p>
        <text:p text:style-name="Preformatted_20_Text">I want you</text:p>
        <text:p text:style-name="Preformatted_20_Text"><text:s text:c="2"/>F#m</text:p>
        <text:p text:style-name="Preformatted_20_Text">I need you</text:p>
        <text:p text:style-name="Preformatted_20_Text"><text:s text:c="13"/>D <text:s text:c="7"/>E <text:s text:c="6"/>C#m <text:s text:c="7"/>F#m</text:p>
        <text:p text:style-name="Preformatted_20_Text">But -- there ain t no way I m ever gonna love you</text:p>
        <text:p text:style-name="Preformatted_20_Text"><text:s text:c="4"/>Bm</text:p>
        <text:p text:style-name="Preformatted_20_Text">Now don t be sad</text:p>
        <text:p text:style-name="Preformatted_20_Text"><text:s text:c="6"/>D <text:s text:c="9"/>Dm <text:s text:c="9"/>A <text:s/>E</text:p>
        <text:p text:style-name="Preformatted_20_Text">cause two out of three ain t bad</text:p>
        <text:p text:style-name="Preformatted_20_Text"><text:s text:c="4"/>Bm <text:s text:c="7"/></text:p>
        <text:p text:style-name="Preformatted_20_Text">Now don t be sad</text:p>
        <text:p text:style-name="Preformatted_20_Text"><text:s text:c="6"/>D <text:s text:c="9"/>Dm <text:s text:c="9"/>A <text:s/>E</text:p>
        <text:p text:style-name="Preformatted_20_Text">cause two out of three ain t bad</text:p>
        <text:p text:style-name="Preformatted_20_Text"/>
        <text:p text:style-name="Preformatted_20_Text"><text:s text:c="7"/>D <text:s text:c="14"/>E <text:s text:c="8"/>A</text:p>
        <text:p text:style-name="Preformatted_20_Text">You ll never find your gold on a sandy beach</text:p>
        <text:p text:style-name="Preformatted_20_Text"><text:s text:c="7"/>D <text:s text:c="14"/>E <text:s text:c="7"/>A</text:p>
        <text:p text:style-name="Preformatted_20_Text">You ll never drill for oil on a city street</text:p>
        <text:p text:style-name="Preformatted_20_Text"><text:s text:c="14"/>D <text:s text:c="12"/>E <text:s text:c="8"/>A <text:s text:c="10"/>F#m</text:p>
        <text:p text:style-name="Preformatted_20_Text">I know you re looking for a ruby in a mountain of rocks</text:p>
        <text:p text:style-name="Preformatted_20_Text"><text:s text:c="10"/>G <text:s text:c="48"/>E</text:p>
        <text:p text:style-name="Preformatted_20_Text">But there ain t no coupe de ville hiding at the bottom of a Cackerjack box</text:p>
        <text:p text:style-name="Preformatted_20_Text">C#m</text:p>
        <text:p text:style-name="Preformatted_20_Text">I can t lie</text:p>
        <text:p text:style-name="Preformatted_20_Text"><text:s text:c="25"/>D</text:p>
        <text:p text:style-name="Preformatted_20_Text">I cant tell you that I m something I m not</text:p>
        <text:p text:style-name="Preformatted_20_Text"><text:s text:c="5"/></text:p>
        <text:p text:style-name="Preformatted_20_Text">No matter how I try</text:p>
        <text:p text:style-name="Preformatted_20_Text"><text:s text:c="5"/>C#m</text:p>
        <text:p text:style-name="Preformatted_20_Text">I ll never be able</text:p>
        <text:p text:style-name="Preformatted_20_Text"><text:s/></text:p>
        <text:p text:style-name="Preformatted_20_Text">To give you something</text:p>
        <text:p text:style-name="Preformatted_20_Text">D <text:s text:c="28"/>E</text:p>
        <text:p text:style-name="Preformatted_20_Text">Something that I just haven t got</text:p>
        <text:p text:style-name="Preformatted_20_Text"/>
        <text:p text:style-name="Preformatted_20_Text"><text:s text:c="12"/>A</text:p>
        <text:p text:style-name="Preformatted_20_Text">Now there s only one girl that I will ever love</text:p>
        <text:p text:style-name="Preformatted_20_Text"><text:s text:c="13"/>D <text:s text:c="6"/>E7 <text:s text:c="4"/>A</text:p>
        <text:p text:style-name="Preformatted_20_Text">And that was so many years ago</text:p>
        <text:p text:style-name="Preformatted_20_Text"><text:s/></text:p>
        <text:p text:style-name="Preformatted_20_Text">And though I know Ill never get her out of my heart</text:p>
        <text:p text:style-name="Preformatted_20_Text"><text:s text:c="10"/>D</text:p>
        <text:p text:style-name="Preformatted_20_Text">She never loved me back</text:p>
        <text:p text:style-name="Preformatted_20_Text">E</text:p>
        <text:p text:style-name="Preformatted_20_Text">Ooh I know</text:p>
        <text:p text:style-name="Preformatted_20_Text"><text:s text:c="4"/>A</text:p>
        <text:p text:style-name="Preformatted_20_Text">I remember how she left me on a stormy night</text:p>
        <text:p text:style-name="Preformatted_20_Text"><text:s text:c="4"/>D <text:s text:c="16"/>E <text:s text:c="9"/>A</text:p>
        <text:p text:style-name="Preformatted_20_Text">She kissed me and got out of our bed</text:p>
        <text:p text:style-name="Preformatted_20_Text"><text:s text:c="13"/>A <text:s text:c="30"/>F#m</text:p>
        <text:p text:style-name="Preformatted_20_Text">And though I pleaded and I begged her not to walk out that door</text:p>
        <text:p text:style-name="Preformatted_20_Text"><text:s text:c="4"/>D <text:s text:c="32"/>E</text:p>
        <text:p text:style-name="Preformatted_20_Text">She packed her bags and turned right away</text:p>
        <text:p text:style-name="Preformatted_20_Text"><text:s text:c="8"/>D <text:s text:c="6"/>E</text:p>
        <text:p text:style-name="Preformatted_20_Text">And she kept on telling me</text:p>
        <text:p text:style-name="Preformatted_20_Text"><text:s text:c="4"/>D <text:s text:c="6"/>E</text:p>
        <text:p text:style-name="Preformatted_20_Text">She kept on telling me</text:p>
        <text:p text:style-name="Preformatted_20_Text"><text:s text:c="4"/>D <text:s text:c="6"/>E</text:p>
        <text:p text:style-name="Preformatted_20_Text">She kept on telling me</text:p>
        <text:p text:style-name="Preformatted_20_Text"><text:s text:c="2"/>A</text:p>
        <text:p text:style-name="Preformatted_20_Text">I want you</text:p>
        <text:p text:style-name="Preformatted_20_Text"><text:s text:c="2"/>C#m</text:p>
        <text:p text:style-name="Preformatted_20_Text">I need you</text:p>
        <text:p text:style-name="Preformatted_20_Text"><text:s text:c="10"/>D <text:s text:c="7"/>E <text:s text:c="6"/>C#m <text:s text:c="7"/>F#m</text:p>
        <text:p text:style-name="Preformatted_20_Text">But there ain t no way I m ever gonna love you</text:p>
        <text:p text:style-name="Preformatted_20_Text"><text:s text:c="4"/>Bm</text:p>
        <text:p text:style-name="Preformatted_20_Text">Now don t be sad</text:p>
        <text:p text:style-name="Preformatted_20_Text"><text:s text:c="6"/>D <text:s text:c="9"/>Dm <text:s text:c="9"/>F#m</text:p>
        <text:p text:style-name="Preformatted_20_Text">cause two out of three ain t bad</text:p>
        <text:p text:style-name="Preformatted_20_Text"/>
        <text:p text:style-name="Preformatted_20_Text"><text:s text:c="2"/>A</text:p>
        <text:p text:style-name="Preformatted_20_Text">I want you</text:p>
        <text:p text:style-name="Preformatted_20_Text"><text:s text:c="2"/>C#m</text:p>
        <text:p text:style-name="Preformatted_20_Text">I need you</text:p>
        <text:p text:style-name="Preformatted_20_Text"><text:s text:c="10"/>D <text:s text:c="7"/>E <text:s text:c="6"/>C#m <text:s text:c="7"/>F#m</text:p>
        <text:p text:style-name="Preformatted_20_Text">But there ain t no way I m ever gonna love you</text:p>
        <text:p text:style-name="Preformatted_20_Text"><text:s text:c="4"/>Bm</text:p>
        <text:p text:style-name="Preformatted_20_Text">Now don t be sad</text:p>
        <text:p text:style-name="Preformatted_20_Text"><text:s text:c="6"/>D <text:s text:c="9"/>Dm <text:s text:c="9"/>F#m</text:p>
        <text:p text:style-name="Preformatted_20_Text">cause two out of three ain t bad</text:p>
        <text:p text:style-name="Preformatted_20_Text"><text:s text:c="4"/>Bm <text:s text:c="5"/></text:p>
        <text:p text:style-name="Preformatted_20_Text">Now don t be sad (don t be sad)</text:p>
        <text:p text:style-name="Preformatted_20_Text"><text:s text:c="6"/>D <text:s text:c="15"/>Dm <text:s text:c="3"/>A</text:p>
        <text:p text:style-name="Preformatted_20_Text">cause two out of three ain t bad</text:p>
        <text:p text:style-name="Preformatted_20_Text">A <text:s text:c="19"/>C#m</text:p>
        <text:p text:style-name="Preformatted_20_Text">Baby we can talk all night</text:p>
        <text:p text:style-name="Preformatted_20_Text">D <text:s text:c="13"/>E <text:s text:c="9"/>A</text:p>
        <text:p text:style-name="P3">But that ain t getting us nowher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52in" fo:margin-bottom="0.0835in" fo:margin-left="0.3126in" fo:margin-right="0.291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08:43:17.32</meta:creation-date>
    <dc:date>2012-12-28T09:25:58.94</dc:date>
    <meta:editing-duration>PT2M35S</meta:editing-duration>
    <meta:editing-cycles>1</meta:editing-cycles>
    <meta:generator>OpenOffice.org/3.2$Win32 OpenOffice.org_project/340m1$Build-9590</meta:generator>
    <meta:document-statistic meta:table-count="0" meta:image-count="0" meta:object-count="0" meta:page-count="1" meta:paragraph-count="117" meta:word-count="563" meta:character-count="3119"/>
  </office:meta>
</office:document-meta>
</file>